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c4797" officeooo:paragraph-rsid="002c4797"/>
    </style:style>
    <style:style style:name="P2" style:family="paragraph" style:parent-style-name="Text_20_body">
      <style:text-properties officeooo:rsid="002c4797" officeooo:paragraph-rsid="002e1489"/>
    </style:style>
    <style:style style:name="P3" style:family="paragraph" style:parent-style-name="Heading_20_2">
      <style:text-properties officeooo:rsid="002c4797" officeooo:paragraph-rsid="002c4797"/>
    </style:style>
    <style:style style:name="P4" style:family="paragraph" style:parent-style-name="Header">
      <style:text-properties style:font-name="Liberation Sans" officeooo:rsid="001cd4ac" officeooo:paragraph-rsid="001cd4ac"/>
    </style:style>
    <style:style style:name="T1" style:family="text">
      <style:text-properties officeooo:rsid="002c4797"/>
    </style:style>
    <style:style style:name="T2" style:family="text">
      <style:text-properties officeooo:rsid="002e1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Liste des <text:span text:style-name="T2">t</text:span>ests pour chaque <text:span text:style-name="T2">é</text:span>tapes :</text:h>
      <text:p text:style-name="P1"/>
      <text:p text:style-name="P1">Etape 1 : Affichage de l'en-tête</text:p>
      <text:p text:style-name="P1">Testé en comparaison avec readelf -h</text:p>
      <text:p text:style-name="P1"/>
      <text:p text:style-name="P2">Etape 2 : <text:span text:style-name="T2">Affichage de la table des sections et des détails relatifs à chaque section</text:span></text:p>
      <text:p text:style-name="P1">Testé en comparaison avec readelf -S</text:p>
      <text:p text:style-name="P1"/>
      <text:p text:style-name="P1">Etape 3 : Affichage du contenu d'une section</text:p>
      <text:p text:style-name="P1">Testé en comparaison avec readelf -x</text:p>
      <text:p text:style-name="P1"/>
      <text:p text:style-name="P2">Etape 4 : <text:span text:style-name="T2">Affichage de la table des symboles et des détails relatifs à chaque symbole</text:span></text:p>
      <text:p text:style-name="P1">Testé en comparaison avec readelf -s</text:p>
      <text:p text:style-name="P1"/>
      <text:p text:style-name="P2">Etape 5 : <text:span text:style-name="T2">Affichage des tables de réimplantation et des détails relatifs à chaque entrée</text:span></text:p>
      <text:p text:style-name="P1">Testé en comparaison avec readelf -r</text:p>
      <text:p text:style-name="P1"/>
      <text:p text:style-name="P2">Etape 6 : <text:span text:style-name="T2">Fusion et renumérotation des sections</text:span></text:p>
      <text:p text:style-name="P1"/>
      <text:p text:style-name="P2">Etape 7 : <text:span text:style-name="T2">Fusion, renumérotation et correction des symboles</text:span></text:p>
      <text:p text:style-name="P1"/>
      <text:p text:style-name="P2">Etape 8 : <text:span text:style-name="T2">Fusion et correction des tables de réimplantation</text:span></text:p>
      <text:p text:style-name="P1"/>
      <text:p text:style-name="P2">Etape 9 : <text:span text:style-name="T2">Production d'un fichier résultat au format EL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style style:name="MT1" style:family="text">
      <style:text-properties officeooo:rsid="002c47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<text:span text:style-name="MT1">TESTS</text:span><text:tab/>2016/2017</text:p>
        <text:p text:style-name="MP1">NOVEL Mathias</text:p>
        <text:p text:style-name="MP1">MARCO Flori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2:08:59.369237570</dc:date>
    <meta:editing-duration>PT34M11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47" meta:character-count="862" meta:non-whitespace-character-count="733"/>
  </office:meta>
</office:document-meta>
</file>